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/A&quot;" style:apply-style-name="Untitled1" style:base-cell-address="Sheet1.E1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9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10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3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column table:style-name="co5" table:default-cell-style-name="ce11"/>
        <table:table-column table:style-name="co5" table:default-cell-style-name="ce24"/>
        <table:table-column table:style-name="co6" table:number-columns-repeated="2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string" calcext:value-type="string">
            <text:p>Concert Pitch</text:p>
          </table:table-cell>
          <table:table-cell table:style-name="ce5" office:value-type="string" calcext:value-type="string">
            <text:p>Frequency (Hz)</text:p>
          </table:table-cell>
          <table:table-cell table:style-name="ce1" office:value-type="string" calcext:value-type="string">
            <text:p>bass sax note</text:p>
          </table:table-cell>
          <table:table-cell table:style-name="ce1" office:value-type="string" calcext:value-type="string">
            <text:p>bass sax (Hz)</text:p>
          </table:table-cell>
          <table:table-cell table:style-name="ce7" office:value-type="string" calcext:value-type="string">
            <text:p>baritone sax note</text:p>
          </table:table-cell>
          <table:table-cell table:style-name="ce7" office:value-type="string" calcext:value-type="string">
            <text:p>baritone sax (Hz)</text:p>
          </table:table-cell>
          <table:table-cell table:style-name="ce10" office:value-type="string" calcext:value-type="string">
            <text:p>tenor sax note</text:p>
          </table:table-cell>
          <table:table-cell table:style-name="ce10" office:value-type="string" calcext:value-type="string">
            <text:p>tenor sax (Hz)</text:p>
          </table:table-cell>
          <table:table-cell table:style-name="ce10" office:value-type="string" calcext:value-type="string">
            <text:p>alto sax note</text:p>
          </table:table-cell>
          <table:table-cell table:style-name="ce10" office:value-type="string" calcext:value-type="string">
            <text:p>alto sax (Hz)</text:p>
          </table:table-cell>
          <table:table-cell table:style-name="ce10" office:value-type="string" calcext:value-type="string">
            <text:p>soprano sax note</text:p>
          </table:table-cell>
          <table:table-cell table:style-name="ce10" office:value-type="string" calcext:value-type="string">
            <text:p>soprano sax (Hz)</text:p>
          </table:table-cell>
          <table:table-cell table:style-name="ce10" office:value-type="string" calcext:value-type="string">
            <text:p>sopranino sax note</text:p>
          </table:table-cell>
          <table:table-cell table:style-name="ce10" office:value-type="string" calcext:value-type="string">
            <text:p>sopranino sax (Hz)</text:p>
          </table:table-cell>
        </table:table-row>
        <table:table-row table:style-name="ro1">
          <table:table-cell office:value-type="string" calcext:value-type="string">
            <text:p>G#1/Ab1</text:p>
          </table:table-cell>
          <table:table-cell office:value-type="float" office:value="51.91309" calcext:value-type="float">
            <text:p>51.91309</text:p>
          </table:table-cell>
          <table:table-cell office:value-type="string" calcext:value-type="string">
            <text:p>A#3/Bb3</text:p>
          </table:table-cell>
          <table:table-cell table:style-name="ce6" table:formula="of:=[.B2]" office:value-type="float" office:value="51.91309" calcext:value-type="float">
            <text:p>51.9130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.00000</text:p>
          </table:table-cell>
          <table:table-cell office:value-type="string" calcext:value-type="string">
            <text:p>B3</text:p>
          </table:table-cell>
          <table:table-cell table:style-name="ce6" table:formula="of:=[.B3]" office:value-type="float" office:value="55" calcext:value-type="float">
            <text:p>55.000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#1/Bb1</text:p>
          </table:table-cell>
          <table:table-cell office:value-type="float" office:value="58.27047" calcext:value-type="float">
            <text:p>58.27047</text:p>
          </table:table-cell>
          <table:table-cell table:style-name="ce3" office:value-type="string" calcext:value-type="string">
            <text:p>C4</text:p>
          </table:table-cell>
          <table:table-cell table:style-name="ce6" table:formula="of:=[.B4]" office:value-type="float" office:value="58.27047" calcext:value-type="float">
            <text:p>58.2704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3541" calcext:value-type="float">
            <text:p>61.73541</text:p>
          </table:table-cell>
          <table:table-cell table:style-name="ce4" office:value-type="string" calcext:value-type="string">
            <text:p>C#4/Db4</text:p>
          </table:table-cell>
          <table:table-cell table:style-name="ce6" table:formula="of:=[.B5]" office:value-type="float" office:value="61.73541" calcext:value-type="float">
            <text:p>61.73541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2</text:p>
          </table:table-cell>
          <table:table-cell office:value-type="float" office:value="65.40639" calcext:value-type="float">
            <text:p>65.40639</text:p>
          </table:table-cell>
          <table:table-cell office:value-type="string" calcext:value-type="string">
            <text:p>D4</text:p>
          </table:table-cell>
          <table:table-cell table:style-name="ce6" table:formula="of:=[.B6]" office:value-type="float" office:value="65.40639" calcext:value-type="float">
            <text:p>65.40639</text:p>
          </table:table-cell>
          <table:table-cell office:value-type="string" calcext:value-type="string">
            <text:p>A3</text:p>
          </table:table-cell>
          <table:table-cell table:style-name="ce9" table:formula="of:=[.B6]" office:value-type="float" office:value="65.40639" calcext:value-type="float">
            <text:p>65.4063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#2/Db2</text:p>
          </table:table-cell>
          <table:table-cell office:value-type="float" office:value="69.29566" calcext:value-type="float">
            <text:p>69.29566</text:p>
          </table:table-cell>
          <table:table-cell office:value-type="string" calcext:value-type="string">
            <text:p>D#4/Eb4</text:p>
          </table:table-cell>
          <table:table-cell table:style-name="ce6" table:formula="of:=[.B7]" office:value-type="float" office:value="69.29566" calcext:value-type="float">
            <text:p>69.29566</text:p>
          </table:table-cell>
          <table:table-cell table:formula="of:=[.C2]" office:value-type="string" office:string-value="A#3/Bb3" calcext:value-type="string">
            <text:p>A#3/Bb3</text:p>
          </table:table-cell>
          <table:table-cell table:style-name="ce9" table:formula="of:=[.B7]" office:value-type="float" office:value="69.29566" calcext:value-type="float">
            <text:p>69.2956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1619" calcext:value-type="float">
            <text:p>73.41619</text:p>
          </table:table-cell>
          <table:table-cell office:value-type="string" calcext:value-type="string">
            <text:p>E4</text:p>
          </table:table-cell>
          <table:table-cell table:style-name="ce6" table:formula="of:=[.B8]" office:value-type="float" office:value="73.41619" calcext:value-type="float">
            <text:p>73.41619</text:p>
          </table:table-cell>
          <table:table-cell office:value-type="string" calcext:value-type="string">
            <text:p>B3</text:p>
          </table:table-cell>
          <table:table-cell table:style-name="ce9" table:formula="of:=[.B8]" office:value-type="float" office:value="73.41619" calcext:value-type="float">
            <text:p>73.4161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#2/Eb2</text:p>
          </table:table-cell>
          <table:table-cell office:value-type="float" office:value="77.78175" calcext:value-type="float">
            <text:p>77.78175</text:p>
          </table:table-cell>
          <table:table-cell office:value-type="string" calcext:value-type="string">
            <text:p>F4</text:p>
          </table:table-cell>
          <table:table-cell table:style-name="ce6" table:formula="of:=[.B9]" office:value-type="float" office:value="77.78175" calcext:value-type="float">
            <text:p>77.78175</text:p>
          </table:table-cell>
          <table:table-cell office:value-type="string" calcext:value-type="string">
            <text:p>C4</text:p>
          </table:table-cell>
          <table:table-cell table:style-name="ce9" table:formula="of:=[.B9]" office:value-type="float" office:value="77.78175" calcext:value-type="float">
            <text:p>77.78175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0689" calcext:value-type="float">
            <text:p>82.40689</text:p>
          </table:table-cell>
          <table:table-cell office:value-type="string" calcext:value-type="string">
            <text:p>F#4/Gb4</text:p>
          </table:table-cell>
          <table:table-cell table:style-name="ce6" table:formula="of:=[.B10]" office:value-type="float" office:value="82.40689" calcext:value-type="float">
            <text:p>82.40689</text:p>
          </table:table-cell>
          <table:table-cell table:style-name="ce4" office:value-type="string" calcext:value-type="string">
            <text:p>C#4/Db4</text:p>
          </table:table-cell>
          <table:table-cell table:style-name="ce9" table:formula="of:=[.B10]" office:value-type="float" office:value="82.40689" calcext:value-type="float">
            <text:p>82.4068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0706" calcext:value-type="float">
            <text:p>87.30706</text:p>
          </table:table-cell>
          <table:table-cell office:value-type="string" calcext:value-type="string">
            <text:p>G4</text:p>
          </table:table-cell>
          <table:table-cell table:style-name="ce6" table:formula="of:=[.B11]" office:value-type="float" office:value="87.30706" calcext:value-type="float">
            <text:p>87.30706</text:p>
          </table:table-cell>
          <table:table-cell office:value-type="string" calcext:value-type="string">
            <text:p>D4</text:p>
          </table:table-cell>
          <table:table-cell table:style-name="ce9" table:formula="of:=[.B11]" office:value-type="float" office:value="87.30706" calcext:value-type="float">
            <text:p>87.3070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#2/Gb2</text:p>
          </table:table-cell>
          <table:table-cell office:value-type="float" office:value="92.49861" calcext:value-type="float">
            <text:p>92.49861</text:p>
          </table:table-cell>
          <table:table-cell office:value-type="string" calcext:value-type="string">
            <text:p>G#4/Ab4</text:p>
          </table:table-cell>
          <table:table-cell table:style-name="ce6" table:formula="of:=[.B12]" office:value-type="float" office:value="92.49861" calcext:value-type="float">
            <text:p>92.49861</text:p>
          </table:table-cell>
          <table:table-cell office:value-type="string" calcext:value-type="string">
            <text:p>D#4/Eb4</text:p>
          </table:table-cell>
          <table:table-cell table:style-name="ce9" table:formula="of:=[.B12]" office:value-type="float" office:value="92.49861" calcext:value-type="float">
            <text:p>92.49861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7.99886" calcext:value-type="float">
            <text:p>97.99886</text:p>
          </table:table-cell>
          <table:table-cell office:value-type="string" calcext:value-type="string">
            <text:p>A4</text:p>
          </table:table-cell>
          <table:table-cell table:style-name="ce6" table:formula="of:=[.B13]" office:value-type="float" office:value="97.99886" calcext:value-type="float">
            <text:p>97.99886</text:p>
          </table:table-cell>
          <table:table-cell office:value-type="string" calcext:value-type="string">
            <text:p>E4</text:p>
          </table:table-cell>
          <table:table-cell table:style-name="ce9" table:formula="of:=[.B13]" office:value-type="float" office:value="97.99886" calcext:value-type="float">
            <text:p>97.9988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#2/Ab2</text:p>
          </table:table-cell>
          <table:table-cell office:value-type="float" office:value="103.8262" calcext:value-type="float">
            <text:p>103.82620</text:p>
          </table:table-cell>
          <table:table-cell office:value-type="string" calcext:value-type="string">
            <text:p>A#4/Bb4</text:p>
          </table:table-cell>
          <table:table-cell table:style-name="ce6" table:formula="of:=[.B14]" office:value-type="float" office:value="103.8262" calcext:value-type="float">
            <text:p>103.82620</text:p>
          </table:table-cell>
          <table:table-cell office:value-type="string" calcext:value-type="string">
            <text:p>F4</text:p>
          </table:table-cell>
          <table:table-cell table:style-name="ce9" table:formula="of:=[.B14]" office:value-type="float" office:value="103.8262" calcext:value-type="float">
            <text:p>103.82620</text:p>
          </table:table-cell>
          <table:table-cell table:style-name="ce2" office:value-type="string" calcext:value-type="string">
            <text:p>A#3/Bb3</text:p>
          </table:table-cell>
          <table:table-cell table:style-name="ce23" table:formula="of:=[.B14]" office:value-type="float" office:value="103.8262" calcext:value-type="float">
            <text:p>103.82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.00000</text:p>
          </table:table-cell>
          <table:table-cell office:value-type="string" calcext:value-type="string">
            <text:p>B4</text:p>
          </table:table-cell>
          <table:table-cell table:style-name="ce6" table:formula="of:=[.B15]" office:value-type="float" office:value="110" calcext:value-type="float">
            <text:p>110.00000</text:p>
          </table:table-cell>
          <table:table-cell office:value-type="string" calcext:value-type="string">
            <text:p>F#4/Gb4</text:p>
          </table:table-cell>
          <table:table-cell table:style-name="ce9" table:formula="of:=[.B15]" office:value-type="float" office:value="110" calcext:value-type="float">
            <text:p>110.00000</text:p>
          </table:table-cell>
          <table:table-cell table:style-name="ce2" office:value-type="string" calcext:value-type="string">
            <text:p>B3</text:p>
          </table:table-cell>
          <table:table-cell table:style-name="ce23" table:formula="of:=[.B15]" office:value-type="float" office:value="110" calcext:value-type="float">
            <text:p>110.0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 office:value-type="string" calcext:value-type="string">
            <text:p>C#4/D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D#4/E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F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F#4/G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G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G#4/A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A#4/B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B4</text:p>
          </table:table-cell>
          <table:table-cell table:number-columns-repeated="7"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F1:Sheet1.F1048576 Sheet1.E1:Sheet1.E9 Sheet1.E11:Sheet1.E1048576 Sheet1.G2:Sheet1.H13">
            <calcext:condition calcext:apply-style-name="Untitled1" calcext:value="=&quot;N/A&quot;" calcext:base-cell-address="Sheet1.E1"/>
          </calcext:conditional-format>
          <calcext:conditional-format calcext:target-range-address="Sheet1.B1:Sheet1.F4 Sheet1.A1:Sheet1.A6 Sheet1.A8:Sheet1.A1048576 Sheet1.B6:Sheet1.G9 Sheet1.B5:Sheet1.B5 Sheet1.D5:Sheet1.G5 Sheet1.B11:Sheet1.F1048576 Sheet1.B10:Sheet1.D10 Sheet1.F10:Sheet1.G10 Sheet1.G2:Sheet1.G4 Sheet1.G11:Sheet1.G16 Sheet1.H2:Sheet1.H13 Sheet1.G18:Sheet1.G27">
            <calcext:condition calcext:apply-style-name="Untitled3" calcext:value="contains-text(&quot;C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  <style:text-properties fo:color="#ffff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25:02.103928307</meta:creation-date>
    <dc:date>2023-01-09T21:00:44.083587860</dc:date>
    <meta:editing-duration>PT17M55S</meta:editing-duration>
    <meta:editing-cycles>5</meta:editing-cycles>
    <meta:generator>LibreOffice/7.3.7.2$Linux_X86_64 LibreOffice_project/30$Build-2</meta:generator>
    <meta:document-statistic meta:table-count="1" meta:cell-count="138" meta:object-count="0"/>
  </office:meta>
</office:document-meta>
</file>